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4.296cm"/>
    </style:style>
    <style:style style:name="co10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1.134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1.565cm"/>
    </style:style>
    <style:style style:name="co17" style:family="table-column">
      <style:table-column-properties fo:break-before="auto" style:column-width="1.18cm"/>
    </style:style>
    <style:style style:name="co18" style:family="table-column">
      <style:table-column-properties fo:break-before="auto" style:column-width="11.347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0.702cm"/>
    </style:style>
    <style:style style:name="co22" style:family="table-column">
      <style:table-column-properties fo:break-before="auto" style:column-width="0.566cm"/>
    </style:style>
    <style:style style:name="co23" style:family="table-column">
      <style:table-column-properties fo:break-before="auto" style:column-width="0.6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2" style:family="table-cell" style:parent-style-name="Default">
      <style:table-cell-properties fo:background-color="#9999cc"/>
      <style:text-properties style:text-position=""/>
    </style:style>
    <style:style style:name="ce53" style:family="table-cell" style:parent-style-name="Default">
      <style:table-cell-properties fo:background-color="#ffffff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fo:background-color="#ccccff"/>
      <style:text-properties style:text-position=""/>
    </style:style>
    <style:style style:name="ce55" style:family="table-cell" style:parent-style-name="Default">
      <style:table-cell-properties fo:background-color="transparent"/>
      <style:text-properties style:text-position=""/>
    </style:style>
    <style:style style:name="ce60" style:family="table-cell" style:parent-style-name="Default">
      <style:table-cell-properties fo:background-color="#9999ff"/>
      <style:text-properties style:text-position=""/>
    </style:style>
    <style:style style:name="ce61" style:family="table-cell" style:parent-style-name="Default">
      <style:table-cell-properties fo:background-color="#c0c0c0"/>
      <style:text-properties style:text-position=""/>
    </style:style>
    <style:style style:name="ce64" style:family="table-cell" style:parent-style-name="Default">
      <style:table-cell-properties fo:background-color="#9999cc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ccccff"/>
      <style:text-properties style:text-position="" fo:font-style="italic" style:font-style-asian="italic" style:font-style-complex="italic"/>
    </style:style>
    <style:style style:name="ce66" style:family="table-cell" style:parent-style-name="Default">
      <style:table-cell-properties fo:background-color="transparen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text-position="" fo:font-style="normal" style:font-style-asian="normal" style:font-style-complex="normal"/>
    </style:style>
    <style:style style:name="ce68" style:family="table-cell" style:parent-style-name="Default">
      <style:table-cell-properties fo:background-color="#9999ff"/>
      <style:text-properties style:text-position="" fo:font-style="normal" style:font-style-asian="normal" style:font-style-complex="normal"/>
    </style:style>
    <style:style style:name="ce69" style:family="table-cell" style:parent-style-name="Default">
      <style:text-properties style:text-position="" fo:font-style="normal" style:font-style-asian="normal" style:font-style-complex="normal"/>
    </style:style>
    <style:style style:name="ce70" style:family="table-cell" style:parent-style-name="Default"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9999cc" style:text-align-source="fix" style:repeat-content="false"/>
      <style:paragraph-properties fo:text-align="start" fo:margin-left="0cm"/>
      <style:text-properties style:text-position=""/>
    </style:style>
    <style:style style:name="ce72" style:family="table-cell" style:parent-style-name="Default">
      <style:table-cell-properties fo:background-color="#ccccff" style:text-align-source="fix" style:repeat-content="false"/>
      <style:paragraph-properties fo:text-align="start" fo:margin-left="0cm"/>
      <style:text-properties style:text-position=""/>
    </style:style>
    <style:style style:name="ce73" style:family="table-cell" style:parent-style-name="Default">
      <style:table-cell-properties fo:background-color="#9999ff" style:text-align-source="fix" style:repeat-content="false"/>
      <style:paragraph-properties fo:text-align="start" fo:margin-left="0cm"/>
      <style:text-properties style:text-position=""/>
    </style:style>
    <style:style style:name="ce74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text-position=""/>
    </style:style>
    <style:style style:name="ce75" style:family="table-cell" style:parent-style-name="Default">
      <style:table-cell-properties fo:background-color="#9999cc" style:text-align-source="fix" style:repeat-content="false"/>
      <style:paragraph-properties fo:text-align="center" fo:margin-left="0cm"/>
      <style:text-properties style:text-position=""/>
    </style:style>
    <style:style style:name="ce7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style:text-position=""/>
    </style:style>
    <style:style style:name="ce58" style:family="table-cell" style:parent-style-name="Default">
      <style:table-cell-properties fo:background-color="#ccccff"/>
      <style:text-properties fo:color="#000000" style:text-position=""/>
    </style:style>
    <style:style style:name="ce80" style:family="table-cell" style:parent-style-name="Default">
      <style:table-cell-properties fo:background-color="#ccccff"/>
      <style:text-properties fo:color="#000000" style:text-position="" fo:font-style="italic" style:font-style-asian="italic" style:font-style-complex="italic"/>
    </style:style>
    <style:style style:name="ce8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 style:text-position=""/>
    </style:style>
    <style:style style:name="ce115" style:family="table-cell" style:parent-style-name="Default">
      <style:table-cell-properties fo:background-color="#ccffff"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start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start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ccffff"/>
      <style:text-properties style:text-position="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text-position="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ff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ccffff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9999cc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ccccff" fo:border="0.06pt solid #000000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51" style:family="table-cell" style:parent-style-name="Default">
      <style:table-cell-properties fo:background-color="#ffffff" fo:border="0.06pt solid #000000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ccccff" fo:border="0.06pt solid #000000"/>
      <style:text-properties fo:color="#000000" fo:font-style="italic" style:font-style-asian="italic" style:font-style-complex="italic"/>
    </style:style>
    <style:style style:name="ce59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ccccff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Default">
      <style:table-cell-properties fo:background-color="transparent" fo:border="0.06pt solid #000000"/>
    </style:style>
    <style:style style:name="ce8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ccccff" fo:border="0.06pt solid #000000"/>
    </style:style>
    <style:style style:name="ce85" style:family="table-cell" style:parent-style-name="Default">
      <style:table-cell-properties fo:background-color="#ffffff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</style:style>
    <style:style style:name="ce88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ackground-color="#9999cc" style:text-align-source="fix" style:repeat-content="false" fo:border="0.06pt solid #000000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9999cc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fo:background-color="#9999cc" fo:border="0.06pt solid #000000"/>
    </style:style>
    <style:style style:name="ce11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ccff" fo:border="0.06pt solid #000000"/>
      <style:text-properties fo:color="#000000"/>
    </style:style>
    <style:style style:name="ce122" style:family="table-cell" style:parent-style-name="Default">
      <style:table-cell-properties fo:background-color="#ffffff" fo:border="0.06pt solid #000000"/>
    </style:style>
    <style:style style:name="ce123" style:family="table-cell" style:parent-style-name="Default">
      <style:table-cell-properties fo:background-color="#9999cc"/>
    </style:style>
    <style:style style:name="ce12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#ccccff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fff"/>
    </style:style>
    <style:style style:name="ce129" style:family="table-cell" style:parent-style-name="Default">
      <style:table-cell-properties fo:background-color="#ccccff"/>
      <style:text-properties fo:color="#000000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9999ff"/>
    </style:style>
    <style:style style:name="ce132" style:family="table-cell" style:parent-style-name="Default">
      <style:table-cell-properties fo:background-color="#c0c0c0"/>
    </style:style>
    <style:style style:name="ce1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number-columns-repeated="2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2" table:number-columns-repeated="1015" table:default-cell-style-name="Default"/>
        <table:table-row table:style-name="ro1">
          <table:table-cell table:style-name="ce40" office:value-type="string">
            <text:p>Tine 2.0</text:p>
          </table:table-cell>
          <table:table-cell table:style-name="ce88" table:number-columns-repeated="3"/>
          <table:table-cell table:style-name="ce99" table:number-columns-repeated="4"/>
          <table:table-cell table:style-name="ce111" table:number-columns-repeated="116"/>
          <table:table-cell table:number-columns-repeated="900"/>
        </table:table-row>
        <table:table-row table:style-name="ro3">
          <table:table-cell table:style-name="ce40" office:value-type="string">
            <text:p>Version: </text:p>
          </table:table-cell>
          <table:table-cell table:style-name="ce88" table:number-columns-repeated="3"/>
          <table:table-cell table:style-name="ce99" table:number-columns-repeated="4"/>
          <table:table-cell table:style-name="ce111" table:number-columns-repeated="116"/>
          <table:table-cell table:number-columns-repeated="900"/>
        </table:table-row>
        <table:table-row table:style-name="ro3">
          <table:table-cell table:style-name="ce40" office:value-type="string">
            <text:p>Date: </text:p>
          </table:table-cell>
          <table:table-cell table:style-name="ce88" table:number-columns-repeated="3"/>
          <table:table-cell table:style-name="ce99" table:number-columns-repeated="4"/>
          <table:table-cell table:style-name="ce111" table:number-columns-repeated="116"/>
          <table:table-cell table:number-columns-repeated="900"/>
        </table:table-row>
        <table:table-row table:style-name="ro1">
          <table:table-cell table:style-name="ce41"/>
          <table:table-cell table:style-name="ce89" office:value-type="string" table:number-columns-spanned="4" table:number-rows-spanned="1">
            <text:p>as admin</text:p>
          </table:table-cell>
          <table:covered-table-cell table:number-columns-repeated="3" table:style-name="ce97"/>
          <table:table-cell table:style-name="ce110" office:value-type="string" table:number-columns-spanned="4" table:number-rows-spanned="1">
            <text:p>as user</text:p>
          </table:table-cell>
          <table:covered-table-cell table:number-columns-repeated="3" table:style-name="ce97"/>
          <table:table-cell table:style-name="ce41" table:number-columns-repeated="115"/>
          <table:table-cell table:style-name="ce133" table:number-columns-repeated="768"/>
          <table:table-cell table:number-columns-repeated="132"/>
        </table:table-row>
        <table:table-row table:style-name="ro1">
          <table:table-cell table:style-name="ce41"/>
          <table:table-cell table:style-name="ce90" office:value-type="string">
            <text:p>FF</text:p>
          </table:table-cell>
          <table:table-cell table:style-name="ce98" office:value-type="string">
            <text:p>IE</text:p>
          </table:table-cell>
          <table:table-cell table:style-name="ce90" office:value-type="string">
            <text:p>Ch</text:p>
          </table:table-cell>
          <table:table-cell table:style-name="ce97" office:value-type="string">
            <text:p>Sa</text:p>
          </table:table-cell>
          <table:table-cell table:style-name="ce90" office:value-type="string">
            <text:p>FF</text:p>
          </table:table-cell>
          <table:table-cell table:style-name="ce98" office:value-type="string">
            <text:p>IE</text:p>
          </table:table-cell>
          <table:table-cell table:style-name="ce90" office:value-type="string">
            <text:p>Ch</text:p>
          </table:table-cell>
          <table:table-cell table:style-name="ce98" office:value-type="string">
            <text:p>Sa</text:p>
          </table:table-cell>
          <table:table-cell table:style-name="ce41" table:number-columns-repeated="115"/>
          <table:table-cell table:style-name="ce134" table:number-columns-repeated="768"/>
          <table:table-cell table:number-columns-repeated="132"/>
        </table:table-row>
        <table:table-row table:style-name="ro1">
          <table:table-cell table:style-name="ce42" office:value-type="string">
            <text:p>Version</text:p>
          </table:table-cell>
          <table:table-cell table:style-name="ce91" table:number-columns-repeated="8"/>
          <table:table-cell table:style-name="ce41" table:number-columns-repeated="115"/>
          <table:table-cell table:style-name="ce134" table:number-columns-repeated="768"/>
          <table:table-cell table:number-columns-repeated="132"/>
        </table:table-row>
        <table:table-row table:style-name="ro1">
          <table:table-cell table:style-name="ce43" office:value-type="string">
            <text:p>Tinebase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45" office:value-type="string">
            <text:p>translations (de)</text:p>
          </table:table-cell>
          <table:table-cell table:style-name="ce48" table:number-columns-repeated="2"/>
          <table:table-cell table:style-name="ce93"/>
          <table:table-cell table:style-name="ce101"/>
          <table:table-cell table:style-name="ce93"/>
          <table:table-cell table:style-name="ce101" table:number-columns-repeated="2"/>
          <table:table-cell table:style-name="ce45"/>
          <table:table-cell table:style-name="ce124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Preferences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7" office:value-type="string">
            <text:p>add/edit preferences (admin)</text:p>
          </table:table-cell>
          <table:table-cell table:style-name="ce48" table:number-columns-repeated="2"/>
          <table:table-cell table:style-name="ce93"/>
          <table:table-cell table:style-name="ce103"/>
          <table:table-cell table:style-name="ce93"/>
          <table:table-cell table:style-name="ce103" table:number-columns-repeated="2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7" office:value-type="string">
            <text:p>add/edit preferences (usr)</text:p>
          </table:table-cell>
          <table:table-cell table:style-name="ce48" table:number-columns-repeated="2"/>
          <table:table-cell table:style-name="ce93"/>
          <table:table-cell table:style-name="ce103"/>
          <table:table-cell table:style-name="ce93"/>
          <table:table-cell table:style-name="ce103" table:number-columns-repeated="2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Othe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7" office:value-type="string">
            <text:p>logout</text:p>
          </table:table-cell>
          <table:table-cell table:style-name="ce48" table:number-columns-repeated="2"/>
          <table:table-cell table:style-name="ce93"/>
          <table:table-cell table:style-name="ce103"/>
          <table:table-cell table:style-name="ce93"/>
          <table:table-cell table:style-name="ce103" table:number-columns-repeated="2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7"/>
          <table:table-cell table:style-name="ce48" table:number-columns-repeated="2"/>
          <table:table-cell table:style-name="ce93"/>
          <table:table-cell table:style-name="ce103"/>
          <table:table-cell table:style-name="ce93"/>
          <table:table-cell table:style-name="ce103" table:number-columns-repeated="2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3" office:value-type="string">
            <text:p>Addressbook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45" office:value-type="string">
            <text:p>translations (de)</text:p>
          </table:table-cell>
          <table:table-cell table:style-name="ce48" table:number-columns-repeated="2"/>
          <table:table-cell table:style-name="ce93"/>
          <table:table-cell table:style-name="ce101"/>
          <table:table-cell table:style-name="ce93"/>
          <table:table-cell table:style-name="ce101" table:number-columns-repeated="2"/>
          <table:table-cell table:style-name="ce45"/>
          <table:table-cell table:style-name="ce124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tree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7" office:value-type="string">
            <text:p>- add addressbook</text:p>
          </table:table-cell>
          <table:table-cell table:style-name="ce48" table:number-columns-repeated="2"/>
          <table:table-cell table:style-name="ce93"/>
          <table:table-cell table:style-name="ce103"/>
          <table:table-cell table:style-name="ce93"/>
          <table:table-cell table:style-name="ce103" table:number-columns-repeated="2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7" office:value-type="string">
            <text:p>- edit grants</text:p>
          </table:table-cell>
          <table:table-cell table:style-name="ce48" table:number-columns-repeated="2"/>
          <table:table-cell table:style-name="ce93"/>
          <table:table-cell table:style-name="ce103"/>
          <table:table-cell table:style-name="ce93"/>
          <table:table-cell table:style-name="ce103" table:number-columns-repeated="2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7" office:value-type="string">
            <text:p>- try to delete default addressbook (error message should appear)</text:p>
          </table:table-cell>
          <table:table-cell table:style-name="ce48" table:number-columns-repeated="2"/>
          <table:table-cell table:style-name="ce93"/>
          <table:table-cell table:style-name="ce103"/>
          <table:table-cell table:style-name="ce93"/>
          <table:table-cell table:style-name="ce103" table:number-columns-repeated="2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edit contact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ok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contact image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contact image (too big) and check error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tag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note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pdf export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ange folder/container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arch actvities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ctivities (create/update/user notes)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eck tab index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xtjs window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lation add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lation delete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multi edit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grid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doubleclick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ext menu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delete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py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edit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pdf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filter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preview anzeige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9" office:value-type="string">
            <text:p>- add contact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button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lete button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pdf export button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SV Export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filter speichern / laden / löschen</text:p>
          </table:table-cell>
          <table:table-cell table:style-name="ce48" table:number-columns-repeated="2"/>
          <table:table-cell table:style-name="ce93"/>
          <table:table-cell table:style-name="ce104"/>
          <table:table-cell table:style-name="ce93"/>
          <table:table-cell table:style-name="ce104" table:number-columns-repeated="2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mpose mail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4">
          <table:table-cell table:style-name="ce48" office:value-type="string">
            <text:p>- check state <text:span text:style-name="T1">(</text:span>save/restore at login<text:span text:style-name="T1">)</text:span>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mass tag contacts add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0" office:value-type="string">
            <text:p>- mass tag contacts delete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0" office:value-type="string">
            <text:p>- merge two contacts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0" office:value-type="string">
            <text:p>- add duplicate, check duplicate resolving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3" office:value-type="string">
            <text:p>Sales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product add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product edit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ract add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ract edit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ract multiple edit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ract multiple edit with relations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contact as customer and responsible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office:value-type="string">
            <text:p>- check relation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office:value-type="string">
            <text:p>- test relation grid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office:value-type="string">
            <text:p>-- set type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office:value-type="string">
            <text:p>-- try to add the same record again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office:value-type="string">
            <text:p>-- edit remark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office:value-type="string">
            <text:p>-- try to add second contact as responsible -&gt; should not verify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5">
          <table:table-cell table:style-name="ce48" table:number-columns-repeated="3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3" office:value-type="string">
            <text:p>CRM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45" office:value-type="string">
            <text:p>translations (de)</text:p>
          </table:table-cell>
          <table:table-cell table:style-name="ce93"/>
          <table:table-cell table:style-name="ce48"/>
          <table:table-cell table:style-name="ce93"/>
          <table:table-cell table:style-name="ce105" table:number-columns-repeated="4"/>
          <table:table-cell table:style-name="ce113"/>
          <table:table-cell table:style-name="ce127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Admin / add produc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tree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51" office:value-type="string">
            <text:p>- add container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51" office:value-type="string">
            <text:p>- edit grants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51" office:value-type="string">
            <text:p>- delete container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51" office:value-type="string">
            <text:p>- check manage shared favorites (right needed)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51"/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edit dialog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add contact (existing)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contact (new)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contac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move contact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ange contact type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task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task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task progress bar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task inline editing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move task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produc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move produc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products' remark &amp; coun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o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tag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no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pdf expor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arch activitie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ange folder/container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eck tab index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6" office:value-type="string">
            <text:p>grid</text:p>
          </table:table-cell>
          <table:table-cell table:style-name="ce87" table:number-columns-repeated="3"/>
          <table:table-cell table:style-name="ce106" table:number-columns-repeated="4"/>
          <table:table-cell table:style-name="ce114"/>
          <table:table-cell table:style-name="ce129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add lead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lead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lete lead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pdf export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oubleclic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ext menu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dele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edi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py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pdf/csv/ods/xl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add lead</text:p>
          </table:table-cell>
          <table:table-cell table:style-name="ce93"/>
          <table:table-cell table:style-name="ce48"/>
          <table:table-cell table:style-name="ce93"/>
          <table:table-cell table:style-name="ce48"/>
          <table:table-cell table:style-name="ce104" table:number-columns-repeated="3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filter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tail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leadsource (add new + save) -&gt; ADMIN/Apps/setting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t default lead type -&gt; ADMIN/Apps/setting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eck preview panel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3" office:value-type="string">
            <text:p>Tasks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59" office:value-type="string">
            <text:p>translations (de)</text:p>
          </table:table-cell>
          <table:table-cell table:style-name="ce94" table:number-columns-repeated="3"/>
          <table:table-cell table:style-name="ce107" table:number-columns-repeated="4"/>
          <table:table-cell table:style-name="ce59"/>
          <table:table-cell table:style-name="ce130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tree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51" office:value-type="string">
            <text:p>- add container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51" office:value-type="string">
            <text:p>- edit grants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51" office:value-type="string">
            <text:p>- delete container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62" office:value-type="string">
            <text:p>edit dialog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o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ange folder/container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tag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no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eck tab index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arch activitie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grid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63" office:value-type="string">
            <text:p>- add task button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63" office:value-type="string">
            <text:p>- edit task button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63" office:value-type="string">
            <text:p>- delete task button</text:p>
          </table:table-cell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doubleclic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ext menu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dele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edi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add tas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py tas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filter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by statu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inline editing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new task via quickadd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2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3" office:value-type="string">
            <text:p>Admin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83" office:value-type="string">
            <text:p>accounts/user</text:p>
          </table:table-cell>
          <table:table-cell table:style-name="ce87"/>
          <table:table-cell table:style-name="ce83"/>
          <table:table-cell table:style-name="ce87"/>
          <table:table-cell table:style-name="ce83" table:number-columns-repeated="5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reate / edit / delete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 office:value-type="string">
            <text:p>- login with new contact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83" office:value-type="string">
            <text:p>groups</text:p>
          </table:table-cell>
          <table:table-cell table:style-name="ce87"/>
          <table:table-cell table:style-name="ce83"/>
          <table:table-cell table:style-name="ce87"/>
          <table:table-cell table:style-name="ce83" table:number-columns-repeated="5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reate / edit / delete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83" office:value-type="string">
            <text:p>roles</text:p>
          </table:table-cell>
          <table:table-cell table:style-name="ce87"/>
          <table:table-cell table:style-name="ce83"/>
          <table:table-cell table:style-name="ce87"/>
          <table:table-cell table:style-name="ce83" table:number-columns-repeated="5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reate / edit / delete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83" office:value-type="string">
            <text:p>applications</text:p>
          </table:table-cell>
          <table:table-cell table:style-name="ce87"/>
          <table:table-cell table:style-name="ce83"/>
          <table:table-cell table:style-name="ce87"/>
          <table:table-cell table:style-name="ce83" table:number-columns-repeated="5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activate / deactivate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83" office:value-type="string">
            <text:p>shared tags</text:p>
          </table:table-cell>
          <table:table-cell table:style-name="ce87"/>
          <table:table-cell table:style-name="ce83"/>
          <table:table-cell table:style-name="ce87"/>
          <table:table-cell table:style-name="ce83" table:number-columns-repeated="5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reate / edit / delete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83" office:value-type="string">
            <text:p>access log</text:p>
          </table:table-cell>
          <table:table-cell table:style-name="ce87"/>
          <table:table-cell table:style-name="ce83"/>
          <table:table-cell table:style-name="ce87"/>
          <table:table-cell table:style-name="ce83" table:number-columns-repeated="5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show grid / delete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83" office:value-type="string">
            <text:p>container</text:p>
          </table:table-cell>
          <table:table-cell table:style-name="ce83" table:number-columns-repeated="8"/>
          <table:table-cell table:style-name="ce125" table:number-columns-repeated="4"/>
          <table:table-cell table:number-columns-repeated="1011"/>
        </table:table-row>
        <table:table-row table:style-name="ro1">
          <table:table-cell table:style-name="ce47" office:value-type="string">
            <text:p>- try to delete default addressbook (error message should appear)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7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3" office:value-type="string">
            <text:p>Timetracker – Timeaccounts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45" office:value-type="string">
            <text:p>translations (de)</text:p>
          </table:table-cell>
          <table:table-cell table:style-name="ce93"/>
          <table:table-cell table:style-name="ce48"/>
          <table:table-cell table:style-name="ce93"/>
          <table:table-cell table:style-name="ce101" table:number-columns-repeated="4"/>
          <table:table-cell table:style-name="ce45"/>
          <table:table-cell table:style-name="ce124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edit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o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tag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no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cces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arch actvitie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ctivities (create/update/user notes)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eck tab index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timeaccounts with different grants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6" office:value-type="string">
            <text:p>grid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doubleclic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ext menu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dele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edi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add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py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filter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ange column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9" office:value-type="string">
            <text:p>- add timeaccoun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lete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how closed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0" office:value-type="string">
            <text:p>- mass updat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0" office:value-type="string">
            <text:p>- ODS Expor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3" office:value-type="string">
            <text:p>Timetracker – Timesheet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45" office:value-type="string">
            <text:p>translations (de)</text:p>
          </table:table-cell>
          <table:table-cell table:style-name="ce93"/>
          <table:table-cell table:style-name="ce48"/>
          <table:table-cell table:style-name="ce93"/>
          <table:table-cell table:style-name="ce101" table:number-columns-repeated="4"/>
          <table:table-cell table:style-name="ce45"/>
          <table:table-cell table:style-name="ce124" table:number-columns-repeated="115"/>
          <table:table-cell table:number-columns-repeated="900"/>
        </table:table-row>
        <table:table-row table:style-name="ro1">
          <table:table-cell table:style-name="ce46" office:value-type="string">
            <text:p>edit timesheet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o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lect time accoun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urati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a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tar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scripti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ange Accoun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tag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no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arch actvities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ctivities (create/update/user notes)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eck tab index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test grants with different timeaccounts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 office:value-type="string">
            <text:p>- Zusatzfelder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6" office:value-type="string">
            <text:p>grid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doubleclick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ontext menu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delet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edi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add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py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filter (ausführlich testen: user, datum, tag, timeaccount, ...)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preview anzeige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9" office:value-type="string">
            <text:p>- add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lete button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SV Export</text:p>
          </table:table-cell>
          <table:table-cell table:style-name="ce93"/>
          <table:table-cell table:style-name="ce48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ODS Expor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mass updat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table:number-columns-repeated="9"/>
          <table:table-cell table:number-columns-repeated="1015"/>
        </table:table-row>
        <table:table-row table:style-name="ro1">
          <table:table-cell table:style-name="ce43" office:value-type="string">
            <text:p>Phone</text:p>
          </table:table-cell>
          <table:table-cell table:style-name="ce92" table:number-columns-repeated="3"/>
          <table:table-cell table:style-name="ce100" table:number-columns-repeated="4"/>
          <table:table-cell table:style-name="ce112"/>
          <table:table-cell table:style-name="ce123" table:number-columns-repeated="115"/>
          <table:table-cell table:number-columns-repeated="900"/>
        </table:table-row>
        <table:table-row table:style-name="ro1">
          <table:table-cell table:style-name="ce85" office:value-type="string">
            <text:p>translations (de)</text:p>
          </table:table-cell>
          <table:table-cell table:style-name="ce95" table:number-columns-repeated="3"/>
          <table:table-cell table:style-name="ce108" table:number-columns-repeated="4"/>
          <table:table-cell table:style-name="ce122"/>
          <table:table-cell table:style-name="ce128" table:number-columns-repeated="115"/>
          <table:table-cell table:number-columns-repeated="900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6" office:value-type="string">
            <text:p>grid</text:p>
          </table:table-cell>
          <table:table-cell table:style-name="ce87" table:number-columns-repeated="3"/>
          <table:table-cell table:style-name="ce102" table:number-columns-repeated="4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search filter</text:p>
          </table:table-cell>
          <table:table-cell table:style-name="ce93"/>
          <table:table-cell table:style-name="ce48"/>
          <table:table-cell table:style-name="ce93"/>
          <table:table-cell table:style-name="ce48" table:number-columns-repeated="5"/>
          <table:table-cell table:number-columns-repeated="1015"/>
        </table:table-row>
        <table:table-row table:style-name="ro1">
          <table:table-cell table:style-name="ce48" office:value-type="string">
            <text:p>- Dial numb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Edit phone setting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ange <text:s/>Column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/>
          <table:table-cell table:style-name="ce48"/>
          <table:table-cell table:style-name="ce93"/>
          <table:table-cell table:style-name="ce103" table:number-columns-repeated="4"/>
          <table:table-cell table:style-name="ce63"/>
          <table:table-cell table:style-name="ce126" table:number-columns-repeated="115"/>
          <table:table-cell table:number-columns-repeated="900"/>
        </table:table-row>
        <table:table-row table:style-name="ro1">
          <table:table-cell table:style-name="ce43" office:value-type="string">
            <text:p>Felamimail</text:p>
          </table:table-cell>
          <table:table-cell table:style-name="ce43" table:number-columns-repeated="8"/>
          <table:table-cell table:style-name="ce131" table:number-columns-repeated="884"/>
          <table:table-cell table:number-columns-repeated="131"/>
        </table:table-row>
        <table:table-row table:style-name="ro1">
          <table:table-cell table:style-name="ce45" office:value-type="string">
            <text:p>translations (de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Accounts + folders</text:p>
          </table:table-cell>
          <table:table-cell table:style-name="ce87" table:number-columns-repeated="8"/>
          <table:table-cell table:number-columns-repeated="1015"/>
        </table:table-row>
        <table:table-row table:style-name="ro1">
          <table:table-cell table:style-name="ce48" office:value-type="string">
            <text:p>- create account + connec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how folder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fold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name fold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lete fold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intelligent folders (unread/flagged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trash/sent folder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send mail</text:p>
          </table:table-cell>
          <table:table-cell table:style-name="ce87" table:number-columns-repeated="8"/>
          <table:table-cell table:number-columns-repeated="1015"/>
        </table:table-row>
        <table:table-row table:style-name="ro1">
          <table:table-cell table:style-name="ce48" office:value-type="string">
            <text:p>- sen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ply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forwar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attachm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check email not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message grid</text:p>
          </table:table-cell>
          <table:table-cell table:style-name="ce87" table:number-columns-repeated="8"/>
          <table:table-cell table:number-columns-repeated="1015"/>
        </table:table-row>
        <table:table-row table:style-name="ro1">
          <table:table-cell table:style-name="ce48" office:value-type="string">
            <text:p>- show unread cou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search filt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reply / forward / reply to all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mark / unrea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move mail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delete mail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 add contac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3" office:value-type="string">
            <text:p>Calendar</text:p>
          </table:table-cell>
          <table:table-cell table:style-name="ce43" table:number-columns-repeated="8"/>
          <table:table-cell table:style-name="ce132" table:number-columns-repeated="882"/>
          <table:table-cell table:number-columns-repeated="133"/>
        </table:table-row>
        <table:table-row table:style-name="ro1">
          <table:table-cell table:style-name="ce86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7" office:value-type="string">
            <text:p>- Mainscreen (Grid):</text:p>
          </table:table-cell>
          <table:table-cell table:style-name="ce87" table:number-columns-repeated="8"/>
          <table:table-cell table:number-columns-repeated="1015"/>
        </table:table-row>
        <table:table-row table:style-name="ro1">
          <table:table-cell table:style-name="ce86" office:value-type="string">
            <text:p>-- go to week 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dd new personal calenda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single select first personal calendar (tree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in week view to create an new ev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enter title, press enter -&gt; event should become create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in week view to create an new ev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enter title, single click in empty area -&gt; event sould become create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single select second personal calendar (tree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hold down mouse button and create new event by mouse moving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eck this event is being created in second calenda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rag&amp;drop new event(s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non droppable area (out of view / other events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eck event conflicts by dragging an event to another on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ange events legth by resizeing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multiselect both personal calendars (tree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both calendars events are displaye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dditional multiselection of node 'My Calendars'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both personal nodes get deselected,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vents from both calendars are show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rag&amp;drop event into whole day area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vent spans a whole day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resize event to tree day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move event to last day of week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vent is croped righ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skip to next week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vent in whole day area is cropped lef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rag event back to expanded 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vent is one our long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resize event to multiple hour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rag&amp;drop event to 11 PM 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vent is in two columns 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top and bottom cropping of part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rag &amp; drop event back to 1 AM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vent is one part an not croppe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resize event to minimum siz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title gets displayed in head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'week before arrow'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no error message ;-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ick on a week number in mini cal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week gets displaye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ick on a single day in minical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this day is shown in day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ick an other week numb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week is shown in week 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ick to day butt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current week is show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a date head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view changs to day 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ick today butt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view displays today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ange to month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a week numb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week is shown in week 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switch to month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a date herader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ssert day view is show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dd 10 new events on this day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ange to month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press toDay butt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current month is show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the 'n more link' is shown on day with 10 event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single click 'n more'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area exand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ick in free area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s area collap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ssert drag&amp;drop event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ssert left &amp; right cropping of multi day event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7" office:value-type="string">
            <text:p>-Edit dlg:</text:p>
          </table:table-cell>
          <table:table-cell table:style-name="ce87" table:number-columns-repeated="8"/>
          <table:table-cell table:number-columns-repeated="1015"/>
        </table:table-row>
        <table:table-row table:style-name="ro1">
          <table:table-cell table:style-name="ce86" office:value-type="string">
            <text:p>-- double click an ev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enter locati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enter descripti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dd a not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add a new tag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ick sav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event agai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all inserted data is pres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lose dlg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ange to weekview the event is i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ev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all inserted data are pres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double click even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eck 'whole day'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starttime is 00:00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endtime is 23:59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starttime, enddate and endtime are not editabl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uncheck 'whole day'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old times are filled in start,end tim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 check 'whole day' again &amp; press ok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86" office:value-type="string">
            <text:p>--- assert day moves in all day area in view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Quick Search Toolba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style-name="ce125" table:number-columns-repeated="115"/>
          <table:table-cell table:number-columns-repeated="900"/>
        </table:table-row>
        <table:table-row table:style-name="ro1">
          <table:table-cell table:style-name="ce48" office:value-type="string">
            <text:p>- check search</text:p>
          </table:table-cell>
          <table:table-cell table:style-name="ce48" table:number-columns-repeated="2"/>
          <table:table-cell table:style-name="ce9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/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3" office:value-type="string">
            <text:p>Filemanager</text:p>
          </table:table-cell>
          <table:table-cell table:style-name="ce43" table:number-columns-repeated="8"/>
          <table:table-cell table:number-columns-repeated="1015"/>
        </table:table-row>
        <table:table-row table:style-name="ro1">
          <table:table-cell table:style-name="ce46" office:value-type="string">
            <text:p>- Drag &amp; Drop move (without ctrl pressed)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number-columns-repeated="1015"/>
        </table:table-row>
        <table:table-row table:style-name="ro1">
          <table:table-cell table:style-name="ce48" office:value-type="string">
            <text:p>-- from grid to grid (on empty space, on file, on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0" office:value-type="string">
            <text:p>-- from tree to grid (on empty space, on file, on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n root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n container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n personal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shared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ther user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outside the browser on tre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outside the browser on gri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grid to tree (file on all folder types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grid to tree (folder on all folder types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py / move / upload files, which allready exis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- Drag &amp; Drop copy (with ctrl pressed)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number-columns-repeated="1015"/>
        </table:table-row>
        <table:table-row table:style-name="ro1">
          <table:table-cell table:style-name="ce48" office:value-type="string">
            <text:p>-- from grid to grid (on empty space, on file, on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50" office:value-type="string">
            <text:p>-- from tree to grid (on empty space, on file, on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n root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n container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n personal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shared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tree to tree (other user folder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outside the browser on tree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outside the browser on gri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grid to tree (file on all folder types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from grid to tree (folder on all folder types)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py / move / upload files, which allready exist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6" office:value-type="string">
            <text:p>- Other</text:p>
          </table:table-cell>
          <table:table-cell table:style-name="ce87" table:number-columns-repeated="3"/>
          <table:table-cell table:style-name="ce102"/>
          <table:table-cell table:style-name="ce87"/>
          <table:table-cell table:style-name="ce102" table:number-columns-repeated="2"/>
          <table:table-cell table:style-name="ce83"/>
          <table:table-cell table:number-columns-repeated="1015"/>
        </table:table-row>
        <table:table-row table:style-name="ro1">
          <table:table-cell table:style-name="ce48" office:value-type="string">
            <text:p>-- file upload via upload butt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double click on grid folder &amp; <text:s/>file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upload/copy/move on files with same name 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ontext menu on tree &amp; grid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pause- / resume uploads via context menu button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reate/rename/delete folder via context menu button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reate/rename/delete folder via context menu button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rename/delete /download files via context menu buttons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create folder via toolbar butt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step up folders via toolbar butt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>
          <table:table-cell table:style-name="ce48" office:value-type="string">
            <text:p>-- download file via toolbar button</text:p>
          </table:table-cell>
          <table:table-cell table:style-name="ce93" table:number-columns-repeated="3"/>
          <table:table-cell table:style-name="ce104" table:number-columns-repeated="4"/>
          <table:table-cell table:style-name="ce48"/>
          <table:table-cell table:number-columns-repeated="1015"/>
        </table:table-row>
        <table:table-row table:style-name="ro1" table:number-rows-repeated="65167">
          <table:table-cell/>
          <table:table-cell table:style-name="ce96" table:number-columns-repeated="3"/>
          <table:table-cell table:style-name="ce109" table:number-columns-repeated="4"/>
          <table:table-cell table:number-columns-repeated="1016"/>
        </table:table-row>
        <table:table-row table:style-name="ro1" table:number-rows-repeated="9829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office:forms form:automatic-focus="false" form:apply-design-mode="false"/>
        <table:table-column table:style-name="co12" table:default-cell-style-name="Default"/>
        <table:table-column table:style-name="co12" table:number-columns-repeated="3" table:default-cell-style-name="ce30"/>
        <table:table-column table:style-name="co12" table:number-columns-repeated="6" table:default-cell-style-name="ce44"/>
        <table:table-column table:style-name="co12" table:number-columns-repeated="246" table:default-cell-style-name="Default"/>
        <table:table-row table:style-name="ro1">
          <table:table-cell table:style-name="ce64" office:value-type="string">
            <text:p>Voipmanager</text:p>
          </table:table-cell>
          <table:table-cell table:style-name="ce71" table:number-columns-repeated="3"/>
          <table:table-cell table:style-name="ce75" table:number-columns-repeated="6"/>
          <table:table-cell table:style-name="ce52" table:number-columns-repeated="246"/>
        </table:table-row>
        <table:table-row table:style-name="ro1">
          <table:table-cell table:style-name="ce53" office:value-type="string">
            <text:p>translations (de)</text:p>
          </table:table-cell>
          <table:table-cell/>
          <table:table-cell table:style-name="Default"/>
          <table:table-cell/>
          <table:table-cell table:style-name="ce76" table:number-columns-repeated="6"/>
          <table:table-cell table:style-name="ce53" table:number-columns-repeated="246"/>
        </table:table-row>
        <table:table-row table:style-name="ro1">
          <table:table-cell table:style-name="ce65" office:value-type="string">
            <text:p>grid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table:style-name="ce66" office:value-type="string">
            <text:p>- Asterrisk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7"/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8" office:value-type="string">
            <text:p>-- SipPeers </text:p>
          </table:table-cell>
          <table:table-cell table:style-name="ce73"/>
          <table:table-cell table:style-name="ce60"/>
          <table:table-cell table:style-name="ce7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9" office:value-type="string">
            <text:p>--- add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Dialplan (inaktiv)</text:p>
          </table:table-cell>
          <table:table-cell table:style-name="ce73" office:value-type="string">
            <text:p>nicht wählbar</text:p>
          </table:table-cell>
          <table:table-cell table:style-name="ce73" table:number-columns-repeated="2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table:style-name="ce69" office:value-type="string">
            <text:p>--- add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74"/>
          <table:table-cell table:style-name="ce61"/>
          <table:table-cell table:style-name="ce74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Contex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Voicemail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Meetme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Queues (inaktiv)</text:p>
          </table:table-cell>
          <table:table-cell table:style-name="ce73" office:value-type="string">
            <text:p>nicht wählbar</text:p>
          </table:table-cell>
          <table:table-cell table:style-name="ce73" table:number-columns-repeated="2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table:style-name="ce69" office:value-type="string">
            <text:p>--- add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74"/>
          <table:table-cell table:style-name="ce61"/>
          <table:table-cell table:style-name="ce74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70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-- Location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Phones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Templates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Keylayout</text:p>
          </table:table-cell>
          <table:table-cell table:style-name="ce73" office:value-type="string">
            <text:p>ausgegraut</text:p>
          </table:table-cell>
          <table:table-cell table:style-name="ce73"/>
          <table:table-cell table:style-name="ce73" office:value-type="string">
            <text:p>ausgegraut</text:p>
          </table:table-cell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table:style-name="ce69" office:value-type="string">
            <text:p>--- add 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74" table:number-columns-repeated="3"/>
          <table:table-cell table:number-columns-repeated="252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74"/>
          <table:table-cell table:style-name="ce61"/>
          <table:table-cell table:style-name="ce74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Settings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 table:number-columns-repeated="6"/>
          <table:table-cell table:style-name="ce55" table:number-columns-repeated="246"/>
        </table:table-row>
        <table:table-row table:style-name="ro1">
          <table:table-cell table:style-name="ce60" office:value-type="string">
            <text:p>-- Software</text:p>
          </table:table-cell>
          <table:table-cell table:style-name="ce73" table:number-columns-repeated="3"/>
          <table:table-cell table:style-name="ce79" table:number-columns-repeated="6"/>
          <table:table-cell table:style-name="ce60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69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65" office:value-type="string">
            <text:p>edit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office:forms form:automatic-focus="false" form:apply-design-mode="false"/>
        <table:table-column table:style-name="co12" table:default-cell-style-name="Default"/>
        <table:table-column table:style-name="co12" table:default-cell-style-name="ce30"/>
        <table:table-column table:style-name="co12" table:default-cell-style-name="Default"/>
        <table:table-column table:style-name="co12" table:default-cell-style-name="ce30"/>
        <table:table-column table:style-name="co12" table:number-columns-repeated="6" table:default-cell-style-name="ce44"/>
        <table:table-column table:style-name="co12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64" office:value-type="string">
            <text:p>ERP</text:p>
          </table:table-cell>
          <table:table-cell table:style-name="ce71" table:number-columns-repeated="3"/>
          <table:table-cell table:style-name="ce75" table:number-columns-repeated="6"/>
          <table:table-cell table:style-name="ce52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65" office:value-type="string">
            <text:p>edit dialog</text:p>
          </table:table-cell>
          <table:table-cell table:style-name="ce72" table:number-columns-repeated="3"/>
          <table:table-cell table:style-name="ce77" table:number-columns-repeated="6"/>
          <table:table-cell table:style-name="ce5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30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80" office:value-type="string">
            <text:p>grid</text:p>
          </table:table-cell>
          <table:table-cell table:style-name="ce72" table:number-columns-repeated="3"/>
          <table:table-cell table:style-name="ce81" table:number-columns-repeated="6"/>
          <table:table-cell table:style-name="ce58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  <table:table table:name="plain list" table:style-name="ta1">
        <office:forms form:automatic-focus="false" form:apply-design-mode="false"/>
        <table:table-column table:style-name="co9" table:default-cell-style-name="ce36"/>
        <table:table-column table:style-name="co10" table:default-cell-style-name="ce36"/>
        <table:table-column table:style-name="co4" table:default-cell-style-name="ce36"/>
        <table:table-column table:style-name="co11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1" table:default-cell-style-name="ce36"/>
        <table:table-column table:style-name="co4" table:default-cell-style-name="ce36"/>
        <table:table-column table:style-name="co16" table:default-cell-style-name="ce36"/>
        <table:table-column table:style-name="co17" table:default-cell-style-name="ce36"/>
        <table:table-row table:style-name="ro2">
          <table:table-cell table:style-name="ce29"/>
          <table:table-cell table:style-name="ce116" office:value-type="string" table:number-columns-spanned="5" table:number-rows-spanned="1">
            <text:p>as admin</text:p>
          </table:table-cell>
          <table:covered-table-cell table:number-columns-repeated="3" table:style-name="ce118"/>
          <table:covered-table-cell table:style-name="ce84"/>
          <table:table-cell table:style-name="ce120" office:value-type="string" table:number-columns-spanned="5" table:number-rows-spanned="1">
            <text:p>as user</text:p>
          </table:table-cell>
          <table:covered-table-cell table:number-columns-repeated="3" table:style-name="ce84"/>
          <table:covered-table-cell table:style-name="ce29"/>
        </table:table-row>
        <table:table-row table:style-name="ro2">
          <table:table-cell table:style-name="ce29"/>
          <table:table-cell table:style-name="ce117" office:value-type="string">
            <text:p>Firefox</text:p>
          </table:table-cell>
          <table:table-cell table:style-name="ce119" office:value-type="string">
            <text:p>IE</text:p>
          </table:table-cell>
          <table:table-cell table:style-name="ce118" office:value-type="string">
            <text:p>IE</text:p>
          </table:table-cell>
          <table:table-cell table:style-name="ce117" office:value-type="string">
            <text:p>Chrome</text:p>
          </table:table-cell>
          <table:table-cell table:style-name="ce118" office:value-type="string">
            <text:p>Safari</text:p>
          </table:table-cell>
          <table:table-cell table:style-name="ce121" office:value-type="string">
            <text:p>Firefox</text:p>
          </table:table-cell>
          <table:table-cell table:number-columns-repeated="2" table:style-name="ce117" office:value-type="string">
            <text:p>IE</text:p>
          </table:table-cell>
          <table:table-cell table:style-name="ce117" office:value-type="string">
            <text:p>Chrome</text:p>
          </table:table-cell>
          <table:table-cell table:style-name="ce119" office:value-type="string">
            <text:p>Safari</text:p>
          </table:table-cell>
        </table:table-row>
        <table:table-row table:style-name="ro2">
          <table:table-cell table:style-name="ce115" office:value-type="string">
            <text:p>Version</text:p>
          </table:table-cell>
          <table:table-cell table:style-name="ce57"/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table:number-columns-repeated="3"/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table:number-columns-repeated="2"/>
        </table:table-row>
        <table:table-row table:style-name="ro2" table:number-rows-repeated="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100%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hilipp</meta:initial-creator>
    <meta:creation-date>2008-09-24T13:31:34</meta:creation-date>
    <dc:date>2012-07-25T12:21:08</dc:date>
    <dc:language>en-US</dc:language>
    <meta:editing-cycles>187</meta:editing-cycles>
    <meta:editing-duration>P1DT19H23M20S</meta:editing-duration>
    <dc:creator>Alexander Stintzing</dc:creator>
    <meta:printed-by>Alexander Stintzing</meta:printed-by>
    <meta:print-date>2012-07-22T16:49:54</meta:print-date>
    <meta:document-statistic meta:table-count="4" meta:cell-count="606" meta:object-count="0"/>
    <meta:user-defined meta:name="Info 1"/>
    <meta:user-defined meta:name="Info 2"/>
    <meta:user-defined meta:name="Info 3"/>
    <meta:user-defined meta:name="Info 4"/>
  </office:meta>
</office:document-meta>
</file>